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2" svg:font-family="'Wingdings 2'" style:font-charset="x-symbol"/>
    <style:font-face style:name="OpenSymbol" svg:font-family="OpenSymbol" style:font-adornments="Regular" style:font-pitch="variable" style:font-charset="x-symbol"/>
    <style:font-face style:name="Wingdings" svg:font-family="Wingdings" style:font-adornments="Regular" style:font-pitch="variable" style:font-charset="x-symbol"/>
    <style:font-face style:name="Missive" svg:font-family="Missive"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issive1" svg:font-family="Missive"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Heading_20_1" style:master-page-name="Standard">
      <style:paragraph-properties style:page-number="1"/>
      <style:text-properties fo:language="en" fo:country="US"/>
    </style:style>
    <style:style style:name="P4" style:family="paragraph" style:parent-style-name="Heading_20_1">
      <style:text-properties fo:language="en" fo:country="US"/>
    </style:style>
    <style:style style:name="P5" style:family="paragraph" style:parent-style-name="Heading_20_2">
      <style:paragraph-properties fo:margin-top="0in" fo:margin-bottom="0in" style:contextual-spacing="false" fo:line-height="100%"/>
      <style:text-properties fo:language="en" fo:country="US"/>
    </style:style>
    <style:style style:name="P6" style:family="paragraph" style:parent-style-name="Heading_20_2">
      <style:text-properties fo:language="en" fo:country="US"/>
    </style:style>
    <style:style style:name="P7" style:family="paragraph" style:parent-style-name="Heading_20_3">
      <style:paragraph-properties fo:margin-top="0in" fo:margin-bottom="0in" style:contextual-spacing="false" fo:line-height="100%"/>
      <style:text-properties style:font-name="Sorts Mill Goudy" fo:font-size="12pt" fo:language="en" fo:country="US" style:font-name-asian="Sorts Mill Goudy1" style:font-size-asian="12pt" style:font-name-complex="Sorts Mill Goudy1" style:font-size-complex="12pt"/>
    </style:style>
    <style:style style:name="P8" style:family="paragraph" style:parent-style-name="Heading_20_3">
      <style:text-properties fo:language="en" fo:country="US"/>
    </style:style>
    <style:style style:name="P9" style:family="paragraph" style:parent-style-name="Heading_20_3">
      <style:paragraph-properties fo:margin-top="0.139in" fo:margin-bottom="0in" style:contextual-spacing="false" fo:line-height="100%"/>
      <style:text-properties fo:color="#3d85c6" loext:opacity="100%" fo:language="en" fo:country="US"/>
    </style:style>
    <style:style style:name="P10" style:family="paragraph" style:parent-style-name="LO-normal">
      <style:text-properties fo:language="en" fo:country="US"/>
    </style:style>
    <style:style style:name="P11" style:family="paragraph" style:parent-style-name="LO-normal" style:list-style-name="WWNum1">
      <style:paragraph-properties fo:margin-left="0.5in" fo:margin-right="0in" fo:text-indent="-0.25in" style:auto-text-indent="false"/>
      <style:text-properties fo:language="en" fo:country="US"/>
    </style:style>
    <style:style style:name="P12" style:family="paragraph" style:parent-style-name="LO-normal">
      <style:paragraph-properties fo:margin-left="0in" fo:margin-right="0in" fo:text-indent="0in" style:auto-text-indent="false"/>
      <style:text-properties fo:language="en" fo:country="US"/>
    </style:style>
    <style:style style:name="P13" style:family="paragraph" style:parent-style-name="LO-normal">
      <style:paragraph-properties fo:margin-top="0in" fo:margin-bottom="0.0835in" style:contextual-spacing="false" fo:line-height="100%"/>
      <style:text-properties fo:language="en" fo:country="US"/>
    </style:style>
    <style:style style:name="T1" style:family="text">
      <style:text-properties fo:font-weight="bold" style:font-weight-asian="bold"/>
    </style:style>
    <style:style style:name="T2" style:family="text">
      <style:text-properties officeooo:rsid="0006f4ad"/>
    </style:style>
    <style:style style:name="Sect1" style:family="section">
      <style:section-properties text:dont-balance-text-columns="true" style:writing-mode="lr-tb"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3" text:outline-level="1">Introduction</text:h>
        <text:h text:style-name="P5" text:outline-level="2">Character Creation</text:h>
        <text:p text:style-name="P10">The Sider<text:span text:style-name="T2">e</text:span>al gains access to separate aspects of reality, represented by the Supernatural Abilities: <text:span text:style-name="T1">Journey, Serenity, Battles, Secrets, </text:span>and <text:span text:style-name="T1">Endings.</text:span></text:p>
        <text:p text:style-name="P10">The Sidereal then gains an additional <text:span text:style-name="T1">Favored Ability</text:span> in the Supernatural Ability associated with their Caste Name.</text:p>
        <text:p text:style-name="P10"><text:span text:style-name="T1">Arcane Fate</text:span> Those who gaze upon the Sidereal with Resolve less than or equal to the Sidereal’s (Essence) do not recognize that a person is in front of their eyes.</text:p>
        <text:p text:style-name="P10"><text:span text:style-name="T1">Resplendent Destinies</text:span>. The Sidereal may take up to (Essence) Personas, which the Loom of Fate back up as having relevant backing, allies, and backgrounds to be in a location.</text:p>
        <text:p text:style-name="P12"><text:span text:style-name="T1">Astrology</text:span>. Using their Supernatural Abilities, Sidereals can weave Projects into the actual loom, causing changes to happen and befall a city or civilization according to their domain. </text:p>
        <text:p text:style-name="P12"><text:span text:style-name="T1">Formal Training</text:span>. If the Sidereal has been trained in heaven, they gather the following:</text:p>
        <text:list xml:id="list1664961866" text:style-name="WWNum1">
          <text:list-item>
            <text:p text:style-name="P11">Language: Old Realm</text:p>
          </text:list-item>
        </text:list>
        <text:h text:style-name="P6" text:outline-level="2">Supernatural Abilities</text:h>
        <text:h text:style-name="P7" text:outline-level="3"/>
        <text:h text:style-name="P7" text:outline-level="3">Journey</text:h>
        <text:p text:style-name="P10">[[Focuses on the concepts of <text:span text:style-name="T1">Space and Time</text:span>. Position, placement]]</text:p>
        <text:h text:style-name="P7" text:outline-level="3">Serenity</text:h>
        <text:p text:style-name="P10">[[Focuses on <text:span text:style-name="T1">Emotion</text:span>, relations---between people, and civilizations]].</text:p>
        <text:h text:style-name="P7" text:outline-level="3">Battles</text:h>
        <text:p text:style-name="P10">[[Focuses on Conflict. Internal, External. ---this will need to be defined better]]</text:p>
        <text:h text:style-name="P7" text:outline-level="3">Serenity</text:h>
        <text:p text:style-name="P10">[[Focuses on Knowledge, <text:span text:style-name="T1">memory</text:span>, and what reality is. ]]</text:p>
        <text:h text:style-name="P7" text:outline-level="3">Endings</text:h>
        <text:p text:style-name="P10">[[Focuses on the changing of times, the turning of the guard. -- this needs better definitions ]]</text:p>
        <text:h text:style-name="P5" text:outline-level="2">Castes</text:h>
        <text:h text:style-name="P8" text:outline-level="3">Serenity</text:h>
        <text:p text:style-name="P10">By spending a Strife Point, for the remainder of the scene Fate will conspire to bring joy, happiness, revelry, and unification of a group of people up to the size of a Village. All efforts to directly support this endeavor receive (Essence) extra dice, while any direct efforts to oppose this course of action take an (Essence)/2 (rounded up) penalty.</text:p>
        <text:h text:style-name="P5" text:outline-level="2"/>
        <text:h text:style-name="P5" text:outline-level="2">Strife Expression</text:h>
        <text:h text:style-name="P9" text:outline-level="3">Sidereal Fate</text:h>
        <text:p text:style-name="P13">A Sidereal can manipulate Fate, making reality itself a tool for their aid.</text:p>
        <text:p text:style-name="P13">The Sidereal selects one of their Favored ability, and then can <text:span text:style-name="T1">change the Target Number rolled </text:span>when that ability is used. <text:s/>They may either reduce the target Number up to (Essence), or increase it by up to (Essence)/2 for <text:span text:style-name="T1">all characters in the Scene.</text:span> <text:s/></text:p>
        <text:p text:style-name="P13">For example, an Essence 3 Sidereal targeting Archery could reduce all Archery Rolls to Target Number 4, or increase it to a Target Number of 9.</text:p>
        <text:p text:style-name="P13">1’s are always failures, and 10s are always double successes.</text:p>
        <text:h text:style-name="P5" text:outline-level="2">Who Becomes a Sidereal?</text:h>
        <text:p text:style-name="P10">[[A Sidereal is there because they were Fated to be a Sidereal]]</text:p>
        <text:h text:style-name="P5" text:outline-level="2">Great Curse</text:h>
        <text:p text:style-name="P10">Sidereals are plagued by the certainty of <text:span text:style-name="T1">Fate</text:span>. They become tangled in the webs of reality. They may rebel against what Fate says, believing that there is no way to actually mess up any plans. They may become cold and detached to prevent the whims of reality from hurt</text:p>
        <text:h text:style-name="P4" text:outline-level="1"/>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2" svg:font-family="'Wingdings 2'" style:font-charset="x-symbol"/>
    <style:font-face style:name="OpenSymbol" svg:font-family="OpenSymbol" style:font-adornments="Regular" style:font-pitch="variable" style:font-charset="x-symbol"/>
    <style:font-face style:name="Wingdings" svg:font-family="Wingdings" style:font-adornments="Regular" style:font-pitch="variable" style:font-charset="x-symbol"/>
    <style:font-face style:name="Missive" svg:font-family="Missive"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issive1" svg:font-family="Missive"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6pt" style:letter-kerning="false" style:font-name-asian="Modern Antiqua1" style:font-family-asian="'Modern Antiqua'" style:font-family-generic-asian="system" style:font-pitch-asian="variable" style:font-size-asian="16pt" style:language-asian="zh" style:country-asian="CN" style:font-name-complex="Modern Antiqua1" style:font-family-complex="'Modern Antiqua'" style:font-family-generic-complex="system" style:font-pitch-complex="variable" style:font-size-complex="16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Arial1" fo:font-family="Arial" style:font-family-generic="swiss" style:font-pitch="variable" fo:font-size="12pt" fo:font-style="normal" style:letter-kerning="false" style:font-name-asian="Spectral1" style:font-family-asian="Spectral" style:font-family-generic-asian="system" style:font-pitch-asian="variable" style:font-size-asian="12pt" style:language-asian="zh" style:country-asian="CN" style:font-style-asian="normal" style:font-name-complex="Spectral1" style:font-family-complex="Spectral" style:font-family-generic-complex="system" style:font-pitch-complex="variable" style:font-size-complex="12pt" style:language-complex="hi" style:country-complex="IN" style:font-style-complex="normal"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LO-normal" style:family="paragraph" style:default-outline-level="">
      <style:paragraph-properties fo:margin-top="0in" fo:margin-bottom="0.0835in" style:contextual-spacing="false" fo:line-height="100%" fo:text-align="justify" style:justify-single-word="false" fo:orphans="2" fo:widows="2" fo:hyphenation-ladder-count="no-limit" style:punctuation-wrap="hanging"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list-style-name=""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Missive1" style:font-family-complex="Missive"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 21" style:font-family-complex="'Wingdings 2'"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 21" style:font-family-complex="'Wingdings 2'"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style:text-properties style:font-name="Missive"/>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09T08:47:34.100000000</dc:date>
    <meta:editing-cycles>9</meta:editing-cycles>
    <meta:editing-duration>PT1M28S</meta:editing-duration>
    <meta:generator>LibreOffice/7.0.3.1$Windows_X86_64 LibreOffice_project/d7547858d014d4cf69878db179d326fc3483e082</meta:generator>
    <dc:creator>Samuel Smith</dc:creator>
    <meta:document-statistic meta:table-count="0" meta:image-count="0" meta:object-count="0" meta:page-count="1" meta:paragraph-count="35" meta:word-count="436" meta:character-count="2648" meta:non-whitespace-character-count="2246"/>
  </office:meta>
</office:document-meta>
</file>